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Bookshelf Symbol 7" svg:font-family="'Bookshelf Symbol 7'" style:font-pitch="variable" style:font-charset="x-symbol"/>
    <style:font-face style:name="IBM Plex Sans" svg:font-family="'IBM Plex Sans', 'Helvetica Neue', Arial, sans-serif"/>
    <style:font-face style:name="arial" svg:font-family="arial, sans-serif"/>
    <style:font-face style:name="Lucida Sans1" svg:font-family="'Lucida Sans'" style:font-family-generic="swiss"/>
    <style:font-face style:name="Amiri" svg:font-family="Amiri" style:font-pitch="variable"/>
    <style:font-face style:name="Gabriola" svg:font-family="Gabriola"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9daf" officeooo:paragraph-rsid="00139daf"/>
    </style:style>
    <style:style style:name="P2" style:family="paragraph" style:parent-style-name="Standard">
      <style:text-properties officeooo:rsid="0016118a" officeooo:paragraph-rsid="0016118a"/>
    </style:style>
    <style:style style:name="P3" style:family="paragraph" style:parent-style-name="Standard">
      <style:text-properties officeooo:rsid="00169f11" officeooo:paragraph-rsid="00169f11"/>
    </style:style>
    <style:style style:name="P4" style:family="paragraph" style:parent-style-name="Standard">
      <style:text-properties fo:font-weight="bold" officeooo:rsid="00139daf" officeooo:paragraph-rsid="00139daf" style:font-weight-asian="bold" style:font-weight-complex="bold"/>
    </style:style>
    <style:style style:name="P5" style:family="paragraph" style:parent-style-name="Standard">
      <style:text-properties fo:font-weight="bold" officeooo:rsid="0016118a" officeooo:paragraph-rsid="0016118a" style:font-weight-asian="bold" style:font-weight-complex="bold"/>
    </style:style>
    <style:style style:name="P6" style:family="paragraph" style:parent-style-name="Standard">
      <style:text-properties fo:font-weight="bold" officeooo:rsid="00169f11" officeooo:paragraph-rsid="00169f11" style:font-weight-asian="bold" style:font-weight-complex="bold"/>
    </style:style>
    <style:style style:name="P7" style:family="paragraph" style:parent-style-name="Standard">
      <style:text-properties fo:color="#729fcf" officeooo:rsid="0016118a" officeooo:paragraph-rsid="0016118a"/>
    </style:style>
    <style:style style:name="P8" style:family="paragraph" style:parent-style-name="Header">
      <style:text-properties style:font-name="Gabriola" officeooo:rsid="0031a523" officeooo:paragraph-rsid="0031a523"/>
    </style:style>
    <style:style style:name="P9" style:family="paragraph" style:parent-style-name="Standard">
      <style:text-properties fo:language="es" fo:country="ES" officeooo:paragraph-rsid="001bc5ee"/>
    </style:style>
    <style:style style:name="P10" style:family="paragraph" style:parent-style-name="Standard">
      <style:text-properties fo:language="es" fo:country="ES" fo:font-weight="bold" officeooo:rsid="001f49c4" officeooo:paragraph-rsid="001f49c4" style:font-weight-asian="bold" style:font-weight-complex="bold"/>
    </style:style>
    <style:style style:name="P11" style:family="paragraph" style:parent-style-name="Standard">
      <style:paragraph-properties fo:text-align="start" style:justify-single-word="false"/>
      <style:text-properties fo:language="es" fo:country="ES" fo:font-weight="bold" officeooo:rsid="0022e23f" officeooo:paragraph-rsid="00246a46" style:font-weight-asian="bold" style:font-weight-complex="bold"/>
    </style:style>
    <style:style style:name="P12" style:family="paragraph" style:parent-style-name="Standard">
      <style:paragraph-properties fo:text-align="start" style:justify-single-word="false"/>
      <style:text-properties fo:language="es" fo:country="ES" fo:font-weight="bold" officeooo:rsid="0022e23f" officeooo:paragraph-rsid="0022e23f" style:font-weight-asian="bold" style:font-weight-complex="bold"/>
    </style:style>
    <style:style style:name="P13" style:family="paragraph" style:parent-style-name="Standard">
      <style:text-properties fo:language="es" fo:country="ES" officeooo:rsid="001c5a21" officeooo:paragraph-rsid="001c5a21"/>
    </style:style>
    <style:style style:name="P14" style:family="paragraph" style:parent-style-name="Standard">
      <style:text-properties fo:language="es" fo:country="ES" officeooo:rsid="001f49c4" officeooo:paragraph-rsid="001f49c4"/>
    </style:style>
    <style:style style:name="P15" style:family="paragraph" style:parent-style-name="Standard">
      <style:paragraph-properties fo:text-align="start" style:justify-single-word="false"/>
      <style:text-properties fo:language="es" fo:country="ES" officeooo:rsid="001f49c4" officeooo:paragraph-rsid="001f49c4"/>
    </style:style>
    <style:style style:name="P16" style:family="paragraph" style:parent-style-name="Standard">
      <style:paragraph-properties fo:text-align="start" style:justify-single-word="false"/>
      <style:text-properties fo:language="es" fo:country="ES" officeooo:rsid="0022e23f" officeooo:paragraph-rsid="0022e23f"/>
    </style:style>
    <style:style style:name="P17" style:family="paragraph" style:parent-style-name="Standard">
      <style:paragraph-properties fo:text-align="start" style:justify-single-word="false"/>
      <style:text-properties fo:color="#729fcf" officeooo:rsid="00289b4a" officeooo:paragraph-rsid="00289b4a"/>
    </style:style>
    <style:style style:name="P18" style:family="paragraph" style:parent-style-name="Standard">
      <style:paragraph-properties fo:text-align="start" style:justify-single-word="false"/>
      <style:text-properties fo:color="#729fcf" officeooo:rsid="00289b4a" officeooo:paragraph-rsid="002a985f"/>
    </style:style>
    <style:style style:name="P19" style:family="paragraph" style:parent-style-name="Standard">
      <style:paragraph-properties fo:text-align="start" style:justify-single-word="false"/>
      <style:text-properties officeooo:paragraph-rsid="0025cc32"/>
    </style:style>
    <style:style style:name="P20" style:family="paragraph" style:parent-style-name="Standard">
      <style:paragraph-properties fo:text-align="start" style:justify-single-word="false"/>
      <style:text-properties fo:font-weight="bold" officeooo:paragraph-rsid="0025cc32" style:font-weight-asian="bold" style:font-weight-complex="bold"/>
    </style:style>
    <style:style style:name="P21" style:family="paragraph" style:parent-style-name="Standard">
      <style:paragraph-properties fo:text-align="start" style:justify-single-word="false"/>
      <style:text-properties fo:font-weight="bold" officeooo:rsid="00289b4a" officeooo:paragraph-rsid="00289b4a" style:font-weight-asian="bold" style:font-weight-complex="bold"/>
    </style:style>
    <style:style style:name="P22" style:family="paragraph" style:parent-style-name="Standard">
      <style:text-properties fo:font-weight="bold" officeooo:rsid="00169f11" officeooo:paragraph-rsid="00169f11" style:font-weight-asian="bold" style:font-weight-complex="bold"/>
    </style:style>
    <style:style style:name="P23" style:family="paragraph" style:parent-style-name="Standard">
      <style:paragraph-properties fo:text-align="start" style:justify-single-word="false"/>
      <style:text-properties officeooo:rsid="00289b4a" officeooo:paragraph-rsid="00289b4a"/>
    </style:style>
    <style:style style:name="P24" style:family="paragraph" style:parent-style-name="Standard">
      <style:paragraph-properties fo:text-align="start" style:justify-single-word="false"/>
      <style:text-properties fo:color="#3465a4" officeooo:rsid="00289b4a" officeooo:paragraph-rsid="00289b4a"/>
    </style:style>
    <style:style style:name="P25" style:family="paragraph" style:parent-style-name="Standard">
      <style:paragraph-properties fo:text-align="start" style:justify-single-word="false"/>
      <style:text-properties fo:color="#3465a4" officeooo:rsid="00289b4a" officeooo:paragraph-rsid="002a985f"/>
    </style:style>
    <style:style style:name="P26" style:family="paragraph" style:parent-style-name="Standard">
      <style:paragraph-properties fo:text-align="start" style:justify-single-word="false"/>
      <style:text-properties fo:color="#3465a4" officeooo:rsid="002a985f" officeooo:paragraph-rsid="002a985f"/>
    </style:style>
    <style:style style:name="P27" style:family="paragraph" style:parent-style-name="Standard" style:list-style-name="L4">
      <style:paragraph-properties fo:text-align="start" style:justify-single-word="false"/>
      <style:text-properties fo:color="#3465a4" officeooo:rsid="002a985f" officeooo:paragraph-rsid="002a985f"/>
    </style:style>
    <style:style style:name="P28" style:family="paragraph" style:parent-style-name="Standard" style:list-style-name="L4">
      <style:paragraph-properties fo:text-align="start" style:justify-single-word="false"/>
      <style:text-properties fo:color="#3465a4" officeooo:paragraph-rsid="002a985f"/>
    </style:style>
    <style:style style:name="P29" style:family="paragraph" style:parent-style-name="Standard" style:list-style-name="L3">
      <style:paragraph-properties fo:text-align="start" style:justify-single-word="false"/>
      <style:text-properties fo:color="#3465a4" officeooo:paragraph-rsid="00246a46"/>
    </style:style>
    <style:style style:name="P30" style:family="paragraph" style:parent-style-name="Standard" style:list-style-name="L3">
      <style:paragraph-properties fo:text-align="start" style:justify-single-word="false"/>
      <style:text-properties fo:color="#3465a4" officeooo:paragraph-rsid="0025cc32"/>
    </style:style>
    <style:style style:name="P31" style:family="paragraph" style:parent-style-name="Standard">
      <style:paragraph-properties fo:text-align="start" style:justify-single-word="false"/>
      <style:text-properties fo:color="#3465a4" officeooo:paragraph-rsid="00246a46"/>
    </style:style>
    <style:style style:name="P32" style:family="paragraph" style:parent-style-name="Standard" style:list-style-name="L5">
      <style:paragraph-properties fo:text-align="start" style:justify-single-word="false"/>
      <style:text-properties fo:color="#3465a4" officeooo:paragraph-rsid="002ad702"/>
    </style:style>
    <style:style style:name="P33" style:family="paragraph" style:parent-style-name="Standard" style:list-style-name="L4">
      <style:paragraph-properties fo:text-align="start" style:justify-single-word="false"/>
      <style:text-properties fo:color="#3465a4" officeooo:rsid="002aa48a" officeooo:paragraph-rsid="002aa48a"/>
    </style:style>
    <style:style style:name="P34" style:family="paragraph" style:parent-style-name="Standard">
      <style:paragraph-properties fo:text-align="start" style:justify-single-word="false"/>
      <style:text-properties fo:color="#3465a4" officeooo:rsid="0025cc32" officeooo:paragraph-rsid="0025cc32"/>
    </style:style>
    <style:style style:name="P35" style:family="paragraph" style:parent-style-name="Standard">
      <style:paragraph-properties fo:text-align="start" style:justify-single-word="false"/>
      <style:text-properties fo:color="#3465a4" fo:language="es" fo:country="ES" officeooo:rsid="0022e23f" officeooo:paragraph-rsid="0022e23f"/>
    </style:style>
    <style:style style:name="P36" style:family="paragraph" style:parent-style-name="Standard">
      <style:paragraph-properties fo:text-align="start" style:justify-single-word="false"/>
      <style:text-properties fo:color="#3465a4" fo:language="es" fo:country="ES" officeooo:rsid="0022e23f" officeooo:paragraph-rsid="00333393"/>
    </style:style>
    <style:style style:name="P37" style:family="paragraph" style:parent-style-name="Standard">
      <style:paragraph-properties fo:text-align="start" style:justify-single-word="false"/>
      <style:text-properties fo:color="#3465a4" fo:language="es" fo:country="ES" officeooo:rsid="001f49c4" officeooo:paragraph-rsid="001f49c4"/>
    </style:style>
    <style:style style:name="P38" style:family="paragraph" style:parent-style-name="Standard" style:list-style-name="L2">
      <style:text-properties fo:color="#3465a4" fo:language="es" fo:country="ES" officeooo:rsid="001f49c4" officeooo:paragraph-rsid="001f49c4"/>
    </style:style>
    <style:style style:name="P39" style:family="paragraph" style:parent-style-name="Standard" style:list-style-name="L1">
      <style:text-properties fo:color="#3465a4" fo:language="es" fo:country="ES" officeooo:rsid="001e4de0" officeooo:paragraph-rsid="001e4de0"/>
    </style:style>
    <style:style style:name="P40" style:family="paragraph" style:parent-style-name="Standard">
      <style:text-properties fo:color="#3465a4" fo:language="es" fo:country="ES" officeooo:rsid="001c5a21" officeooo:paragraph-rsid="001c5a21"/>
    </style:style>
    <style:style style:name="P41" style:family="paragraph" style:parent-style-name="Standard">
      <style:paragraph-properties fo:text-align="start" style:justify-single-word="false"/>
      <style:text-properties fo:color="#3465a4" fo:language="es" fo:country="ES" fo:font-weight="normal" officeooo:rsid="0022e23f" officeooo:paragraph-rsid="0022e23f" style:font-weight-asian="normal" style:font-weight-complex="normal"/>
    </style:style>
    <style:style style:name="P42" style:family="paragraph" style:parent-style-name="Standard">
      <style:text-properties fo:color="#3465a4" officeooo:rsid="001e4de0" officeooo:paragraph-rsid="001e4de0"/>
    </style:style>
    <style:style style:name="P43" style:family="paragraph" style:parent-style-name="Standard" style:list-style-name="L1">
      <style:text-properties fo:color="#3465a4" officeooo:rsid="001e4de0" officeooo:paragraph-rsid="001e4de0"/>
    </style:style>
    <style:style style:name="P44" style:family="paragraph" style:parent-style-name="Standard" style:list-style-name="L2">
      <style:text-properties fo:color="#3465a4" officeooo:rsid="001e4de0" officeooo:paragraph-rsid="001e4de0"/>
    </style:style>
    <style:style style:name="P45" style:family="paragraph" style:parent-style-name="Standard">
      <style:text-properties fo:color="#3465a4" officeooo:rsid="001c5a21" officeooo:paragraph-rsid="001c5a21"/>
    </style:style>
    <style:style style:name="P46" style:family="paragraph" style:parent-style-name="Standard">
      <style:text-properties fo:color="#3465a4" officeooo:rsid="001825ec" officeooo:paragraph-rsid="001825ec"/>
    </style:style>
    <style:style style:name="P47" style:family="paragraph" style:parent-style-name="Standard">
      <style:text-properties fo:color="#3465a4" officeooo:rsid="001825ec" officeooo:paragraph-rsid="001bc5ee"/>
    </style:style>
    <style:style style:name="P48" style:family="paragraph" style:parent-style-name="Standard">
      <style:text-properties fo:color="#3465a4" officeooo:paragraph-rsid="001bc5ee"/>
    </style:style>
    <style:style style:name="P49" style:family="paragraph" style:parent-style-name="Standard">
      <style:text-properties fo:color="#3465a4" officeooo:rsid="00169f11" officeooo:paragraph-rsid="00169f11"/>
    </style:style>
    <style:style style:name="P50" style:family="paragraph" style:parent-style-name="Standard">
      <style:text-properties fo:color="#3465a4" officeooo:rsid="0016118a" officeooo:paragraph-rsid="0016118a"/>
    </style:style>
    <style:style style:name="P51" style:family="paragraph" style:parent-style-name="Standard">
      <style:text-properties fo:color="#3465a4" officeooo:rsid="00139daf" officeooo:paragraph-rsid="00139daf"/>
    </style:style>
    <style:style style:name="P52" style:family="paragraph" style:parent-style-name="Standard">
      <style:paragraph-properties fo:text-align="start" style:justify-single-word="false"/>
      <style:text-properties fo:color="#3465a4" fo:font-style="italic" style:text-underline-style="solid" style:text-underline-width="auto" style:text-underline-color="font-color" officeooo:rsid="002ad702" officeooo:paragraph-rsid="002ad702" style:font-style-asian="italic" style:font-style-complex="italic"/>
    </style:style>
    <style:style style:name="P53" style:family="paragraph" style:parent-style-name="Standard" style:list-style-name="L5">
      <style:paragraph-properties fo:text-align="start" style:justify-single-word="false"/>
      <style:text-properties fo:color="#3465a4" officeooo:rsid="002ad702" officeooo:paragraph-rsid="002ad702"/>
    </style:style>
    <style:style style:name="P54" style:family="paragraph" style:parent-style-name="Standard" style:list-style-name="L5">
      <style:paragraph-properties fo:text-align="start" style:justify-single-word="false"/>
      <style:text-properties fo:color="#3465a4" officeooo:rsid="002c90ba" officeooo:paragraph-rsid="002c90ba"/>
    </style:style>
    <style:style style:name="P55" style:family="paragraph" style:parent-style-name="Standard">
      <style:paragraph-properties fo:text-align="start" style:justify-single-word="false"/>
      <style:text-properties fo:color="#3465a4" officeooo:rsid="002c90ba" officeooo:paragraph-rsid="002c90ba"/>
    </style:style>
    <style:style style:name="P56" style:family="paragraph" style:parent-style-name="Standard">
      <style:paragraph-properties fo:text-align="start" style:justify-single-word="false"/>
      <style:text-properties fo:color="#3465a4" officeooo:rsid="002cdd0c" officeooo:paragraph-rsid="002cdd0c"/>
    </style:style>
    <style:style style:name="P57" style:family="paragraph" style:parent-style-name="Standard" style:list-style-name="L6">
      <style:paragraph-properties fo:text-align="start" style:justify-single-word="false"/>
      <style:text-properties fo:color="#3465a4" officeooo:rsid="002cdd0c" officeooo:paragraph-rsid="002cdd0c"/>
    </style:style>
    <style:style style:name="P58" style:family="paragraph" style:parent-style-name="Standard">
      <style:paragraph-properties fo:text-align="start" style:justify-single-word="false"/>
      <style:text-properties fo:color="#3465a4" officeooo:rsid="00300937" officeooo:paragraph-rsid="00300937"/>
    </style:style>
    <style:style style:name="P59" style:family="paragraph" style:parent-style-name="Standard" style:list-style-name="L7">
      <style:text-properties fo:color="#3465a4" officeooo:rsid="0031e7c6" officeooo:paragraph-rsid="0031e7c6"/>
    </style:style>
    <style:style style:name="P60" style:family="paragraph" style:parent-style-name="Standard">
      <style:paragraph-properties fo:text-align="start" style:justify-single-word="false"/>
      <style:text-properties fo:color="#000000" officeooo:rsid="002a985f" officeooo:paragraph-rsid="002a985f"/>
    </style:style>
    <style:style style:name="P61" style:family="paragraph" style:parent-style-name="Standard">
      <style:paragraph-properties fo:text-align="start" style:justify-single-word="false"/>
      <style:text-properties fo:color="#000000" fo:font-weight="bold" officeooo:rsid="002a985f" officeooo:paragraph-rsid="002a985f" style:font-weight-asian="bold" style:font-weight-complex="bold"/>
    </style:style>
    <style:style style:name="P62" style:family="paragraph" style:parent-style-name="Standard">
      <style:paragraph-properties fo:text-align="start" style:justify-single-word="false"/>
      <style:text-properties fo:color="#000000" fo:font-weight="bold" officeooo:rsid="002cdd0c" officeooo:paragraph-rsid="002cdd0c" style:font-weight-asian="bold" style:font-weight-complex="bold"/>
    </style:style>
    <style:style style:name="P63" style:family="paragraph" style:parent-style-name="Standard">
      <style:paragraph-properties fo:text-align="start" style:justify-single-word="false"/>
      <style:text-properties fo:color="#000000" fo:font-weight="bold" officeooo:rsid="00300937" officeooo:paragraph-rsid="00300937" style:font-weight-asian="bold" style:font-weight-complex="bold"/>
    </style:style>
    <style:style style:name="P64" style:family="paragraph" style:parent-style-name="Standard">
      <style:paragraph-properties fo:text-align="start" style:justify-single-word="false"/>
      <style:text-properties fo:color="#000000" officeooo:rsid="00300937" officeooo:paragraph-rsid="00300937"/>
    </style:style>
    <style:style style:name="P65" style:family="paragraph" style:parent-style-name="Standard">
      <style:text-properties officeooo:rsid="00139daf" officeooo:paragraph-rsid="00139daf"/>
    </style:style>
    <style:style style:name="T1" style:family="text">
      <style:text-properties officeooo:rsid="001bc5ee"/>
    </style:style>
    <style:style style:name="T2" style:family="text">
      <style:text-properties fo:language="es" fo:country="ES"/>
    </style:style>
    <style:style style:name="T3" style:family="text">
      <style:text-properties fo:language="es" fo:country="ES" officeooo:rsid="001f49c4"/>
    </style:style>
    <style:style style:name="T4" style:family="text">
      <style:text-properties fo:language="es" fo:country="ES" fo:font-style="italic" style:text-underline-style="solid" style:text-underline-width="auto" style:text-underline-color="font-color" style:font-style-asian="italic" style:font-style-complex="italic"/>
    </style:style>
    <style:style style:name="T5" style:family="text">
      <style:text-properties fo:language="es" fo:country="ES" fo:font-style="italic" style:text-underline-style="solid" style:text-underline-width="auto" style:text-underline-color="font-color" officeooo:rsid="0022e23f" style:font-style-asian="italic" style:font-style-complex="italic"/>
    </style:style>
    <style:style style:name="T6" style:family="text">
      <style:text-properties fo:language="es" fo:country="ES" fo:font-style="italic" style:text-underline-style="solid" style:text-underline-width="auto" style:text-underline-color="font-color" officeooo:rsid="00258b40" style:font-style-asian="italic" style:font-style-complex="italic"/>
    </style:style>
    <style:style style:name="T7" style:family="text">
      <style:text-properties fo:language="es" fo:country="ES" officeooo:rsid="0022e23f"/>
    </style:style>
    <style:style style:name="T8" style:family="text">
      <style:text-properties fo:language="es" fo:country="ES" officeooo:rsid="00246a46"/>
    </style:style>
    <style:style style:name="T9" style:family="text">
      <style:text-properties fo:language="es" fo:country="ES" officeooo:rsid="00252866"/>
    </style:style>
    <style:style style:name="T10" style:family="text">
      <style:text-properties fo:language="es" fo:country="ES" officeooo:rsid="00258b40"/>
    </style:style>
    <style:style style:name="T11" style:family="text">
      <style:text-properties fo:language="es" fo:country="ES" officeooo:rsid="0025cc32"/>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solid" style:text-underline-width="auto" style:text-underline-color="font-color" officeooo:rsid="001bc5ee" style:font-style-asian="italic" style:font-style-complex="italic"/>
    </style:style>
    <style:style style:name="T14" style:family="text">
      <style:text-properties fo:font-style="italic" style:text-underline-style="solid" style:text-underline-width="auto" style:text-underline-color="font-color" officeooo:rsid="002a985f" style:font-style-asian="italic" style:font-style-complex="italic"/>
    </style:style>
    <style:style style:name="T15" style:family="text">
      <style:text-properties fo:font-style="italic" style:text-underline-style="solid" style:text-underline-width="auto" style:text-underline-color="font-color" officeooo:rsid="002ad702"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officeooo:rsid="002a985f"/>
    </style:style>
    <style:style style:name="T19" style:family="text">
      <style:text-properties officeooo:rsid="002aa48a"/>
    </style:style>
    <style:style style:name="T20" style:family="text">
      <style:text-properties officeooo:rsid="002ad702"/>
    </style:style>
    <style:style style:name="T21" style:family="text">
      <style:text-properties officeooo:rsid="002c90ba"/>
    </style:style>
    <style:style style:name="T22" style:family="text">
      <style:text-properties officeooo:rsid="002e1a13"/>
    </style:style>
    <style:style style:name="T23" style:family="text">
      <style:text-properties officeooo:rsid="00306bbe"/>
    </style:style>
    <style:style style:name="T24" style:family="text">
      <style:text-properties officeooo:rsid="0031e7c6"/>
    </style:style>
    <style:style style:name="T2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estionario tema 3</text:p>
      <text:p text:style-name="P1"/>
      <text:p text:style-name="P4">1. Explica la ley de Ohm.</text:p>
      <text:p text:style-name="P51">La ley de Ohm relaciona la diferencia de tensión eléctrica entre los extremos del material y la</text:p>
      <text:p text:style-name="P51">intensidad que la atraviesa. Ningún medio puede efectuar una transmisión de señales sin</text:p>
      <text:p text:style-name="P51">dejar de perder potencia en dicho proceso.</text:p>
      <text:p text:style-name="P1"/>
      <text:p text:style-name="P1"><text:span text:style-name="T25">2. ¿Qué es un 1 MHz?</text:span></text:p>
      <text:p text:style-name="P50">Ciclos por segundo</text:p>
      <text:p text:style-name="P7"/>
      <text:p text:style-name="P4">3. ¿Cual es la relación entre la frecuencia y velocidad?</text:p>
      <text:p text:style-name="P50">La frecuencia es el número de ciclos que completan en un segundo, por lo tanto cuanta más velocidad, mayor frecuencia.</text:p>
      <text:p text:style-name="P2"/>
      <text:p text:style-name="P5">4. Describe las distancias y velocidades para cada categoría de par trenzado.</text:p>
      <text:p text:style-name="P49"><text:span text:style-name="T24">Categoría</text:span> 1: cable telefónico, y la distancia de 100m.</text:p>
      <text:p text:style-name="P49"><text:span text:style-name="T24">Categoría</text:span> 2: datos hasta 4Mbps, y la distancia de 100m.</text:p>
      <text:p text:style-name="P49"><text:span text:style-name="T24">Categoría</text:span> 3: datos hasta 10Mbps, y la distancia de 100m.</text:p>
      <text:p text:style-name="P49"><text:span text:style-name="T24">Categoría</text:span> 4: datos hasta 20 Mbps, y la distancia de 100m.</text:p>
      <text:p text:style-name="P49"><text:span text:style-name="T24">Categoría</text:span> 5: datos hasta 100Mbps, y la distancia de 100m.</text:p>
      <text:p text:style-name="P49"><text:span text:style-name="T24">Categoría</text:span> 5e: datos hasta 1000Mbps, y la distancia de 100m.</text:p>
      <text:p text:style-name="P49"><text:span text:style-name="T24">Categoría</text:span> 6: datos hasta 10Gb, y la distancia de 100m.</text:p>
      <text:p text:style-name="P3"/>
      <text:p text:style-name="P6">5. Describe los factores a tener en cuenta en la elección del medio de transmisión.</text:p>
      <text:list xml:id="list633150359" text:style-name="L7">
        <text:list-item>
          <text:p text:style-name="P59"><text:span text:style-name="T12">Tipo de instalación:</text:span> Por ejemplo: el cable de fibra óptica es un medio de gran calidad, pero actualmente no es recomendable en rede de área local.</text:p>
        </text:list-item>
        <text:list-item>
          <text:p text:style-name="P59"><text:span text:style-name="T12">Topología que soporta:</text:span> por ejemplo, lo cable de fibra óptica soportan topologías punto a punto, lo cables de cobre punto a punto y difusión.</text:p>
        </text:list-item>
        <text:list-item>
          <text:p text:style-name="P59"><text:span text:style-name="T12">Fiabilidad y vulnerabilidad:</text:span> por ejemplo, los cables de fibra óptica son los medios más fiables, prácticamente libres de errores. </text:p>
        </text:list-item>
        <text:list-item>
          <text:p text:style-name="P59"><text:span text:style-name="T12">Influencia de interferencias:</text:span> por ejemplo, las transmisiones de señales eléctricas por medios de cobre están sujetas a la influencia de los magnéticos circundantes. </text:p>
        </text:list-item>
      </text:list>
      <text:p text:style-name="P3"/>
      <text:p text:style-name="P3"/>
      <text:p text:style-name="P6">6. ¿Que es AWG?</text:p>
      <text:p text:style-name="P49">Los hilos suelen ser de cobre y entre sus características encontramos su grosor, que puede</text:p>
      <text:p text:style-name="P49">expresarse en milímetros, aunque más comúnmente se utiliza la nomenclatura "American Wire</text:p>
      <text:p text:style-name="P49">Gauge" AWG en la que los valores más bajos representan mayor grosor del conductor.</text:p>
      <text:p text:style-name="P3"/>
      <text:p text:style-name="P6">7. Describe los tipos de cable coaxial, RG-6, RG-8…</text:p>
      <text:p text:style-name="P3"/>
      <text:p text:style-name="P46"><text:span text:style-name="T12">RG59:</text:span> es el más delgado, y por ello el más maleable. Es ideal para circuitos cerrados de TV (CCTV), pero su ancho de banda no permite transmisión de vídeo en alta definición. Solo soporta unas decenas de metros antes de que la señal se comience a degradar.</text:p>
      <text:p text:style-name="P46"/>
      <text:p text:style-name="P47"><text:span text:style-name="T12">RG6: </text:span>es el más conocido y extendido, pues es el tipo que se utiliza para la televisión en alta definición. Soporta una distancia de hasta 600 metros sin pérdida de señal.</text:p>
      <text:p text:style-name="P47"/>
      <text:p text:style-name="P47"><text:span text:style-name="T12">RG11: </text:span>es el mejor de todos y también el más caro, y soporta longitudes de hasta 1.100 metros.</text:p>
      <text:p text:style-name="P47"><text:soft-page-break/></text:p>
      <text:p text:style-name="P48"><text:span text:style-name="T13">RG8:</text:span><text:span text:style-name="T1"> </text:span><text:span text:style-name="T2">adecuado para interconexión entre equipos y antenas, los jumpers de unión inalámbricos, la sustitución de sistemas antiguos o las instalaciones donde se requiera mayor flexibilidad.</text:span></text:p>
      <text:p text:style-name="P9"/>
      <text:p text:style-name="P9"><text:span text:style-name="T25">8. Describe los cables de estructura holgada y ajustada.</text:span></text:p>
      <text:p text:style-name="P45"><text:span text:style-name="T2">Estructura holgada: son cables para instalaciones mayoritariamente exteriores y entornos agresivos. Consta de varios tubos de fibra rodeando un miembro central de refuerzo y provisto de una cubierta protectora. Cada tubo de fibra, de dos a tres milímetros de diámetro, lleva varias fibras ópticas que descasan holgadamente en él. Los tubos pueden ser huecos o estar llenos de un gel hidrófugo que actúa como protector anti humedad impidiendo que el agua entre ene la fibra. El tubo holgado aísla la fibra de la fuerzas mecánicas exteriores. Se utilizan en rede WAN.</text:span></text:p>
      <text:p text:style-name="P40"/>
      <text:p text:style-name="P40">Cable ajustado: es un cable diseñado para instalaciones en el interior de los edificios, es más flexible y con un radio de curvatura más pequeño que el que tienen los cables de estructura holgada. Contiene varias fibras con protección secundaria que rodean un miembro central de tracción, todo ello cubierto con una protección exterior. Se utilizan en tendidos cortos, especialmente en LAN, y es mas fácil de realizar con fibra debido al mayor grosor del recubrimiento.</text:p>
      <text:p text:style-name="P13"/>
      <text:p text:style-name="P13"><text:span text:style-name="T25">9. Enumera ventajas y desventajas de la fibra óptica.</text:span></text:p>
      <text:p text:style-name="P42"><text:span text:style-name="T4">Ventajas</text:span><text:span text:style-name="T2">:</text:span></text:p>
      <text:list xml:id="list1324077313" text:style-name="L1">
        <text:list-item>
          <text:p text:style-name="P39">elevado ancho de banda</text:p>
        </text:list-item>
        <text:list-item>
          <text:p text:style-name="P39">atenuación muy reducida, que además es independiente de la frecuencia de la señal transmitida.</text:p>
        </text:list-item>
        <text:list-item>
          <text:p text:style-name="P39">Inmune a las perturbaciones electromagnéticas, por lo que no se ve afectada por cables de cobre, motores eléctricos, transformadores de corriente, tormentas con aparatos electrónicos…</text:p>
        </text:list-item>
        <text:list-item>
          <text:p text:style-name="P43"><text:span text:style-name="T2">las fibras </text:span><text:span text:style-name="T3">ópticas</text:span><text:span text:style-name="T2"> son ligeras y pequeñas</text:span></text:p>
        </text:list-item>
        <text:list-item>
          <text:p text:style-name="P39">gran fiabilidad de transmisión, debido a la ausencia de interferencias</text:p>
        </text:list-item>
        <text:list-item>
          <text:p text:style-name="P39">gran seguridad de transmisiones</text:p>
        </text:list-item>
        <text:list-item>
          <text:p text:style-name="P43"><text:span text:style-name="T2">más barata que los cab</text:span><text:span text:style-name="T3">l</text:span><text:span text:style-name="T2">es de cobre al estar fabricadas de silicio, uno de los materiales más abundantes del mundo.</text:span></text:p>
        </text:list-item>
      </text:list>
      <text:p text:style-name="P42"><text:span text:style-name="T4">Desventajas</text:span><text:span text:style-name="T2">:</text:span></text:p>
      <text:list xml:id="list3606093263" text:style-name="L2">
        <text:list-item>
          <text:p text:style-name="P44"><text:span text:style-name="T2">las fibras </text:span><text:span text:style-name="T3">ópticas</text:span><text:span text:style-name="T2"> son muy sensibles. Ademas cualquier desperfecto en la fibra</text:span></text:p>
        </text:list-item>
        <text:list-item>
          <text:p text:style-name="P38">problemas con los radios de curvatura</text:p>
        </text:list-item>
        <text:list-item>
          <text:p text:style-name="P38">las uniones o empalmes entre fibras resultan difíciles de realizar.</text:p>
        </text:list-item>
        <text:list-item>
          <text:p text:style-name="P38">Los dispositivos de transmisión y recepción son más costosos</text:p>
        </text:list-item>
        <text:list-item>
          <text:p text:style-name="P38">los cables de fibra no pueden ser utilizados para transmitir alimentación eléctrica.</text:p>
        </text:list-item>
      </text:list>
      <text:p text:style-name="P14"/>
      <text:p text:style-name="P10">10. Describe el código ASCII y como se distribuye los caracteres.</text:p>
      <text:p text:style-name="P37">Ascii consiste en un sistema de codificación de caracteres latinos del idioma inglés, números, caracteres de puntuación, y señales especiales, diseñado en EEUU y estandarizado por ANSI, para su uso en telecomunicaciones. Los primeros 32 valores del código ASCII corresponde a los caracteres no imprimirles, con utilidad para controlar una comunicación, es incluso dar cierto formato de texto. El resto de caracteres del código representa caracteres numéricos, símbolos alfabéticos del idioma inglés en mayúsculas y minúsculas, símbolos de puntuación, y algunos caracteres especiales como + - * / $ @…</text:p>
      <text:p text:style-name="P15"/>
      <text:p text:style-name="P15"><text:span text:style-name="T25">11. Explica los juegos de caracteres de ASCII extendido.</text:span></text:p>
      <text:p text:style-name="P36">Se considera genéricamente como ASCII extendido un sistema de codificación de 8 bits, que conserva los valores de ASCII original para los 128 caracteres, agregando símbolos y caracteres no contemplados en ASCII a partir de 129 hasta el 255. <text:span text:style-name="T17">Pero</text:span> resulta imposible representar la gran</text:p>
      <text:p text:style-name="P36"><text:soft-page-break/>cantidad de símbolos que se dea utilizar, por lo que aparece concepto de “página de códigos” que consiste en una asignación particular de los 128 códigos extendidos del ASCII a símbolos.</text:p>
      <text:p text:style-name="P35"/>
      <text:p text:style-name="P12">12. ¿Qué es la modulación?</text:p>
      <text:p text:style-name="P41">Básicamente, la modulación consiste en hacer que un parámetro de la onda portadora cambie de valor de acuerdo con las variaciones de la señal moduladora, que es la información que queremos transmitir. Un modulador es un dispositivo o circuito que realiza la modulación.</text:p>
      <text:p text:style-name="P16"/>
      <text:p text:style-name="P11">13. Describe brevemente los siguientes conceptos:</text:p>
      <text:list xml:id="list2895427432" text:style-name="L3">
        <text:list-item>
          <text:p text:style-name="P29"><text:span text:style-name="T5">Señal</text:span><text:span text:style-name="T7">: </text:span><text:span text:style-name="T8">la señales pueden ser analógicas y digitales. Las señales analógicas son ondas continuas en el tiempo, que cambian suavemente y toma un número infinito de valores.</text:span></text:p>
        </text:list-item>
        <text:list-item>
          <text:p text:style-name="P29"><text:span text:style-name="T5">Propagación de la señal.</text:span><text:span text:style-name="T7"> </text:span></text:p>
        </text:list-item>
        <text:list-item>
          <text:p text:style-name="P29"><text:span text:style-name="T5">Señal Periódica</text:span><text:span text:style-name="T7">. <text:s/></text:span><text:span text:style-name="T8">Son aquellas a las cuales se les puede encontrar un patrón de repetitividad, después de un tiempo vuelve a repetirse uno de los valores anteriores.</text:span></text:p>
        </text:list-item>
        <text:list-item>
          <text:p text:style-name="P29"><text:span text:style-name="T5">Amplitud</text:span><text:span text:style-name="T7">. </text:span><text:span text:style-name="T8">Valor máximo que alcanza una señal analógica. Es la distancia máxima entre el punto más alejado de la onda y el punto de equilibro medio.</text:span></text:p>
        </text:list-item>
        <text:list-item>
          <text:p text:style-name="P29"><text:span text:style-name="T5">Frecuencia</text:span><text:span text:style-name="T7">. </text:span><text:span text:style-name="T8">Es el número de ciclos que se completan en un segundo, equivale al inverso del periodo y se mide en hertzios</text:span></text:p>
        </text:list-item>
        <text:list-item>
          <text:p text:style-name="P29"><text:span text:style-name="T5">Fase</text:span><text:span text:style-name="T7">. </text:span><text:span text:style-name="T8">Es el tiempo o ángulo que lleva una señal de adelante o atraso con respecto a otra referencia.</text:span></text:p>
        </text:list-item>
        <text:list-item>
          <text:p text:style-name="P29"><text:span text:style-name="T5">Teorema de Fourier</text:span><text:span text:style-name="T7">. </text:span><text:span text:style-name="T9">Toda señal digital se puede obtener como la suma de una colección infinita de ondas seno con amplitud, frecuencia y fase distintas.</text:span></text:p>
        </text:list-item>
        <text:list-item>
          <text:p text:style-name="P30"><text:span text:style-name="T5">Serie de Fourier</text:span><text:span text:style-name="T7"> </text:span><text:span text:style-name="T10">a partir de cienta cantidad finita de componentes añadidos, el resultado es lo suficientemente bueno como para extraer la información binaria de la señal original con total exactitud. </text:span></text:p>
        </text:list-item>
        <text:list-item>
          <text:p text:style-name="P30"><text:span text:style-name="T6">Espectro</text:span><text:span text:style-name="T10">. </text:span><text:span text:style-name="T11">Cada señal digital tiene una colección de armónicos asociada a una señal que es el espectro de frecuencias. En teoría es una colección infinita</text:span></text:p>
        </text:list-item>
        <text:list-item>
          <text:p text:style-name="P30"><text:span text:style-name="T6">Armónico</text:span><text:span text:style-name="T10">. </text:span><text:span text:style-name="T11">Colección infinita de ondas seno</text:span></text:p>
        </text:list-item>
        <text:list-item>
          <text:p text:style-name="P30"><text:span text:style-name="T6">Ancho de Banda</text:span><text:span text:style-name="T10"> </text:span><text:span text:style-name="T11">diferencia entre la mayor y meno de sus frecuencias.</text:span></text:p>
        </text:list-item>
      </text:list>
      <text:p text:style-name="P31"><text:span text:style-name="T10"/></text:p>
      <text:p text:style-name="P20"><text:span text:style-name="T10">14. ¿ Qué importancia tiene la Serie de Fourier en comunicaciones ?</text:span></text:p>
      <text:p text:style-name="P34"><text:span text:style-name="T10">N</text:span><text:span text:style-name="T2">os facilita el trabajo del manejo de señales, ya que se necesita expresarlas como una combinación lineal de términos.</text:span></text:p>
      <text:p text:style-name="P19"><text:span text:style-name="T10"><text:s/></text:span></text:p>
      <text:p text:style-name="P20"><text:span text:style-name="T10">15. Ancho de Banda de una señal y Ancho de Banda de un canal. ¿ Que relación tienen cuando estudiamos una señal que viaja a través de un canal ?. ¿ Qué relación tienen con el teorema Nyquist ?</text:span></text:p>
      <text:p text:style-name="P24"><text:span text:style-name="T10">L</text:span><text:span text:style-name="T2">a <text:s/>capacidad de un canal depende del ancho de banda (que depende del transmisor y de la naturaleza del medio de transmisión), el ruido y la tasa de errores permitida. Cuanto mayor sea el ancho de banda del canal, mayor será la velocidad de la conexión.</text:span></text:p>
      <text:p text:style-name="P24"><text:span text:style-name="T2">El teorema demuestra que la reconstrucción exacta de una señal continua en banda base a partir de sus muestras, es matemáticamente posible si la señal está limitada en banda y la tasa de muestreo es superior al doble de su ancho de banda.</text:span></text:p>
      <text:p text:style-name="P17"><text:span text:style-name="T2"/></text:p>
      <text:p text:style-name="P21"><text:span text:style-name="T2">16. ¿ Cuál es la cantidad de información en bits que contiene una letra del alfabeto ? ¿ Cómo se calcula ?</text:span></text:p>
      <text:p text:style-name="P24"><text:span text:style-name="T2">El mínimo de una palabra son 8 bibts o 1 byte, con lo que se puede codificar 256 combinaciones, es lo que utiliza ASCII.</text:span></text:p>
      <text:p text:style-name="P23"><text:span text:style-name="T2"/></text:p>
      <text:p text:style-name="P21"><text:span text:style-name="T2">17. Explica la relación que existe entre la velocidad de transmisión en baudios y la velocidad de transmisión en bits por segundo.</text:span></text:p>
      <text:p text:style-name="P24"><text:soft-page-break/>La velocidad en baudios es el número de veces por segundo que una señal de comunicaciones serie cambia de estado. Si la señal cambia una vez para cada bit de datos, entonces un bps equivale a un baudio.</text:p>
      <text:p text:style-name="P23"/>
      <text:p text:style-name="P21">18. ¿ Existe alguna relación entre el ancho de banda de un canal y su capacidad </text:p>
      <text:p text:style-name="P21">máxima de transmisión de datos ? Detalla el tipo de relación y cómo puede calcularse.</text:p>
      <text:p text:style-name="P25"><text:span text:style-name="T10">L</text:span><text:span text:style-name="T2">a <text:s/>capacidad de un canal depende del ancho de banda (que depende del transmisor y de la naturaleza del medio de transmisión), el ruido y la tasa de errores permitida. Cuanto mayor sea el ancho de banda del canal, mayor será la velocidad de la conexión.</text:span></text:p>
      <text:p text:style-name="P25"><text:span text:style-name="T2">C = 2w <text:s/>log2 n</text:span></text:p>
      <text:p text:style-name="P25"><text:span text:style-name="T2"/></text:p>
      <text:p text:style-name="P25"><text:span text:style-name="T2">n el número de niveles posibles de la señal</text:span></text:p>
      <text:p text:style-name="P25"><text:span text:style-name="T2">w <text:s/>el ancho de banda expresado en hertzios (Hz).</text:span></text:p>
      <text:p text:style-name="P18"><text:span text:style-name="T2"/></text:p>
      <text:p text:style-name="P61">19. Los cables de cobre de par trenzado se clasifican según Categorías y Clases. ¿ En </text:p>
      <text:p text:style-name="P61">qué consiste cada una de estas clasificaciones ?</text:p>
      <text:p text:style-name="P26"><text:span text:style-name="T16">Blindaje</text:span>: </text:p>
      <text:list xml:id="list2410162224" text:style-name="L4">
        <text:list-item>
          <text:p text:style-name="P28"><text:span text:style-name="T14">UTP</text:span><text:span text:style-name="T18">(unshielded twisted pair). Cuatro pares trenzados sin recubrimiento metálico externo. Barato, flexible y sencillo de instalar.</text:span></text:p>
        </text:list-item>
        <text:list-item>
          <text:p text:style-name="P27"><text:span text:style-name="T12">STP</text:span>(shielded twites pair). <text:span text:style-name="T19">Inicialmente dos pares trenzados con un recubrimiento metálico en cada par. Está más protegido, pero es menos flexible. Más caro y dificil de instalar que UTP, ofreciendo la mitad de conductores para transmitir. </text:span></text:p>
        </text:list-item>
        <text:list-item>
          <text:p text:style-name="P33"><text:span text:style-name="T12">FTP</text:span>(foiled twisted pair). También denominado ScTP(“Screened UTP). Cuenta con un solo recubrimiento metálico que abarca los cuatro pares trenzados del cable. Es bastante utilizado, al ser más barato y fácil de instalar que el STP a la vez que proporciona más inmunidad a interferencias externas que el UTP, con un costo ajustado.</text:p>
        </text:list-item>
        <text:list-item>
          <text:p text:style-name="P33"><text:span text:style-name="T12">SSTP</text:span>(super shielded twisted pairs). Cuatro pares, apantallado cada par con aluminio y el conjunto apantallado de nuevo. Grueso y rígido, proporciona gran blindaje electromagnético cuando las comunicaciones requieren 4 pares.</text:p>
        </text:list-item>
      </text:list>
      <text:p text:style-name="P60"/>
      <text:p text:style-name="P61">20. Los cables de par trenzado y coaxiales son ambos de cobre y transmiten diferencias de potencial entre dos conductores. ¿ Qué diferencias existen entre ambos medios de transmisión y a qué se deben estas diferencias ?</text:p>
      <text:p text:style-name="P26">El par trenzado, consiste en dos (o más) dos conductores de cobre aislados individualmente, </text:p>
      <text:p text:style-name="P26">que se entrelazan entre sí de forma helicoidal (como el ADN). Un par de hilos de cobre</text:p>
      <text:p text:style-name="P26">trenzados de esta manera, presenta menos problemas de transmisión (interferencias) que los</text:p>
      <text:p text:style-name="P26">mismos dos hilos de cobre circulando en paralelo.</text:p>
      <text:p text:style-name="P26">el cable coaxial ofrece prestaciones superiores al par trenzado, tanto en velocidad de transmisión como en distancia alcanzable, <text:span text:style-name="T20">debido a una disposición concéntrica de los conductores, que proporcionan una mayor inmunidad del cable a interferencias electromagnéticas.</text:span> </text:p>
      <text:p text:style-name="P60"/>
      <text:p text:style-name="P61">21. Fibra monomodo y fibra multimodo: Compáralas indicando sus características de </text:p>
      <text:p text:style-name="P61">transmisión, ventajas e inconvenientes de cada una y ámbito de aplicación más </text:p>
      <text:p text:style-name="P61">adecuado. </text:p>
      <text:p text:style-name="P52">Fibra monomodo vs multimodo: </text:p>
      <text:list xml:id="list2286623391" text:style-name="L5">
        <text:list-item>
          <text:p text:style-name="P32"><text:span text:style-name="T15">diámetro de núcleo:</text:span><text:span text:style-name="T20"> El diámetro de núcleo de fibra monomodo(</text:span>9µm<text:span text:style-name="T20">) es más pequeño que el de fibra multimodo(50µm y 62.5µm), que permite tener una mayor capacidad de recolección de luz y simplificar las conexiones.</text:span></text:p>
        </text:list-item>
        <text:list-item>
          <text:p text:style-name="P53"><text:span text:style-name="T12">Ancho de banda:</text:span> la fibra monomodo tiene un ancho de banda mayor al de la fibra multimodo. <text:span text:style-name="T21">Las longitudes y velocidades que se obtienen con el cable monomodo se deben a que, al transmitir la luz en un solo modo, se anula el retardo de modo diferencial(DMD), que es el principal factor limitante del ancho de banda de la fibra multimodo.</text:span></text:p>
        </text:list-item>
        <text:list-item>
          <text:p text:style-name="P54"><text:soft-page-break/><text:span text:style-name="T12">Distancia:</text:span> las fibra multimodo es perfecta para un ancho de banda de menor capacidad y aplicaciones de distancias más cortas, debido a sus velocidad más bajas y distancias más máximas más cortas. Mientras que la fibra monomodo es ideal para enlaces de rede con gran ancho de banda y largas distancias. Esto se debe a sus altas velocidades y distancias de más de 40km o más.</text:p>
        </text:list-item>
        <text:list-item>
          <text:p text:style-name="P54"><text:span text:style-name="T12">Precios: </text:span>cuestan aproximadamente lo mismo, pero los multimodo son mucho más baratos y se consideran más económicos con la aplicación correcta. Esto es debido al menor precio de componentes.</text:p>
        </text:list-item>
      </text:list>
      <text:p text:style-name="P55"/>
      <text:p text:style-name="P62">22. ¿ Con qué métodos puede realizarse la unión de fibras ópticas?. Compáralos.</text:p>
      <text:list xml:id="list2983927462" text:style-name="L6">
        <text:list-item>
          <text:p text:style-name="P57"><text:span text:style-name="T12">Fc</text:span>, que se usa para la transmisión de datos y en las telecomunicaciones.</text:p>
        </text:list-item>
        <text:list-item>
          <text:p text:style-name="P57"><text:span text:style-name="T12">FDDI</text:span>, se usa para redes de fibra óptica.</text:p>
        </text:list-item>
        <text:list-item>
          <text:p text:style-name="P57"><text:span text:style-name="T12">LC</text:span> y <text:span text:style-name="T12">MT-Array</text:span> que se utilizan en transmisiones de alta densidad de datos.</text:p>
        </text:list-item>
        <text:list-item>
          <text:p text:style-name="P57"><text:span text:style-name="T12">SC</text:span> y <text:span text:style-name="T12">SC-Dúplex</text:span> se utilizan para la transmisión de datos.</text:p>
        </text:list-item>
        <text:list-item>
          <text:p text:style-name="P57"><text:span text:style-name="T12">ST</text:span> o <text:span text:style-name="T12">BFOC</text:span> se usa en rede de edificios y en sistemas de seguridad.</text:p>
        </text:list-item>
      </text:list>
      <text:p text:style-name="P56"/>
      <text:p text:style-name="P62">23. Indica las ventajas e inconvenientes de los cables de fibra óptica frente a los cables de cobre. ¿ Cuándo resulta más indicado utilizar uno u otro ?</text:p>
      <text:p text:style-name="P56">Los cables de fibra óptica no se ven afectados por perturbaciones electromagnéticas, como los cables de cobre por motores eléctricos, transformadores de corrientes, tormentas con aparato eléctrico… Son mucho más baratos que los cables de cobre, al estar fabricados de silicio. Tampoco genera ningún tipo de contaminación o ruido que pueda afectar a las transmisiones, lo que permite confeccionar cables con muchas fibras juntas en su interior, ya que sus transmisiones no afectan a las fibras vecinas. También permite tender cableado de fibra óptica en zonas con gran contaminación electromagnética donde los cables de cobre no podrían utilizarse. Además la fibra óptica no conduce la electricidad y puede circular junto a cables eléctricos sin problemas de seguridad ni de interferencias.</text:p>
      <text:p text:style-name="P56">Es <text:span text:style-name="T22">m</text:span>ás indicado utilizar los cables de fibra óptica.</text:p>
      <text:p text:style-name="P56"/>
      <text:p text:style-name="P62">24. Compara las transmisiones inalámbricas con las realizadas mediante medios guiados, indicando ventajas e inconvenientes de cada una. Discute el caso de las transmisiones en largas distancias (Redes de Área Extensa).</text:p>
      <text:p text:style-name="P58">Los medios guiados ofrecen una gran fiabilidad y seguridad de transmisiones, debido a la ausencia de interferencias y al no emitir ningún tipo de señal parasitaria. Pero los dispositivos de transmisión son mas costosos. <text:span text:style-name="T23">Mientras que los medios no guiadores tienen una baja capacidad de transmisión, alta tasa de errores, inferior segurar u sistemas reguladores y restringidos.</text:span></text:p>
      <text:p text:style-name="P64"/>
      <text:p text:style-name="P63">25. A grandes rasgos ¿ En qué consiste la modulación ?</text:p>
      <text:p text:style-name="P58">Básicamente, la modulación consiste en hacer que un parámetro de la onda portadora cambie de valor de acuerdo con las variaciones de la señal moduladora, que es la información que queremos transmitir. Un modulador es un dispositivo o circuito que realiza la modulació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Bookshelf Symbol 7" svg:font-family="'Bookshelf Symbol 7'" style:font-pitch="variable" style:font-charset="x-symbol"/>
    <style:font-face style:name="IBM Plex Sans" svg:font-family="'IBM Plex Sans', 'Helvetica Neue', Arial, sans-serif"/>
    <style:font-face style:name="arial" svg:font-family="arial, sans-serif"/>
    <style:font-face style:name="Lucida Sans1" svg:font-family="'Lucida Sans'" style:font-family-generic="swiss"/>
    <style:font-face style:name="Amiri" svg:font-family="Amiri" style:font-pitch="variable"/>
    <style:font-face style:name="Gabriola" svg:font-family="Gabriola"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Gabriola" officeooo:rsid="0031a523" officeooo:paragraph-rsid="0031a5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201cm" fo:margin-left="0cm" fo:margin-right="0cm" fo:margin-bottom="0.101cm" fo:border="none" fo:padding="0.049cm" fo:background-color="transparent" style:dynamic-spacing="false" draw:fill="none"/>
      </style:header-style>
      <style:footer-style/>
    </style:page-layout>
  </office:automatic-styles>
  <office:master-styles>
    <style:master-page style:name="Standard" style:page-layout-name="Mpm1">
      <style:header>
        <text:p text:style-name="MP1">Aitana García Pérez</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1-28T17:15:04.846000000</meta:creation-date>
    <dc:date>2022-11-30T11:42:12.268000000</dc:date>
    <meta:editing-duration>PT2H10M37S</meta:editing-duration>
    <meta:editing-cycles>15</meta:editing-cycles>
    <meta:generator>LibreOffice/6.4.1.2$Windows_X86_64 LibreOffice_project/4d224e95b98b138af42a64d84056446d09082932</meta:generator>
    <meta:document-statistic meta:table-count="0" meta:image-count="0" meta:object-count="0" meta:page-count="5" meta:paragraph-count="119" meta:word-count="2513" meta:character-count="15045" meta:non-whitespace-character-count="12670"/>
  </office:meta>
</office:document-meta>
</file>